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318cm" fo:margin-bottom="0.318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margin-top="0cm" fo:margin-bottom="0.318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.318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.318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normal"/>
    </style:style>
    <style:style style:name="P6" style:family="paragraph" style:parent-style-name="Standard">
      <style:paragraph-properties fo:margin-top="0.318cm" fo:margin-bottom="0.318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7" style:family="paragraph" style:parent-style-name="Standard">
      <style:paragraph-properties fo:margin-top="0cm" fo:margin-bottom="0.318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/text:p>
      <text:p text:style-name="Standard"><text:tab/>PAROLES – JOLENE</text:p>
      <text:p text:style-name="Standard"/>
      <text:p text:style-name="P4"><text:span text:style-name="T1">Jolene, Jolene, Jolene, Jolene<text:line-break/>I'm begging of you please don't take my man<text:line-break/>Jolene, Jolene, Jolene, Jolene<text:line-break/>Please don't take him just because you can</text:span><text:line-break/>Your beauty is beyond compare<text:line-break/>With flaming locks of auburn hair<text:line-break/>With ivory skin and eyes of emerald green</text:p>
      <text:p text:style-name="P1">Your smile is like a breath of spring<text:line-break/>Your voice is soft like summer rain<text:line-break/>And I cannot compete with you, Jolene</text:p>
      <text:p text:style-name="P5">Jolene, Jolene, Jolene, Jolene<text:line-break/>I'm begging of you please don't take my man<text:line-break/>Jolene, Jolene, Jolene, Jolene<text:line-break/>Please don't take him just because you can</text:p>
      <text:p text:style-name="P1">He talks about you in his sleep<text:line-break/>There's nothing I can do to keep<text:line-break/>From crying when he calls your name, Jolene</text:p>
      <text:p text:style-name="P1">And I can easily understand<text:line-break/>How you could easily take my man<text:line-break/>But you don't know what he means to me, Jolene</text:p>
      <text:p text:style-name="P5">Jolene, Jolene, Jolene, Jolene<text:line-break/>I'm begging of you please don't take my man<text:line-break/>Jolene, Jolene, Jolene, Jolene<text:line-break/>Please don't take him just because you can</text:p>
      <text:p text:style-name="P3">You could have your choice of men<text:line-break/>But I could never love again<text:line-break/>He's the only one for me, Jolene</text:p>
      <text:p text:style-name="P2">I had to have this talk with you<text:line-break/>My happiness depends on you<text:line-break/>And whatever you decide to do, Jolene</text:p>
      <text:p text:style-name="P2"><text:soft-page-break/><text:span text:style-name="T1">Jolene, Jolene, Jolene, Jolene<text:line-break/>I'm begging of you please don't take my man<text:line-break/>Jolene, Jolene, Jolene, Jolene<text:line-break/>Please don't take him just because you c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40S</meta:editing-duration>
    <meta:editing-cycles>4</meta:editing-cycles>
    <meta:generator>OpenOffice/4.1.5$Win32 OpenOffice.org_project/415m1$Build-9789</meta:generator>
    <dc:date>2019-01-26T01:53:46.46</dc:date>
    <meta:document-statistic meta:table-count="0" meta:image-count="0" meta:object-count="0" meta:page-count="2" meta:paragraph-count="11" meta:word-count="228" meta:character-count="1235"/>
    <meta:user-defined meta:name="Info 1"/>
    <meta:user-defined meta:name="Info 2"/>
    <meta:user-defined meta:name="Info 3"/>
    <meta:user-defined meta:name="Info 4"/>
  </office:meta>
</office:document-meta>
</file>